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9.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ivrable 1 :</text:p>
          </table:table-cell>
          <table:table-cell table:style-name="Default" office:value-type="string" calcext:value-type="string">
            <text:p>( compléter seulement les cellules en jaune, sans changer de référence, avec les consignes entre parenthèses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 de TP :</text:p>
          </table:table-cell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 de SAE :</text:p>
          </table:table-cell>
          <table:table-cell table:style-name="ce17"/>
          <table:table-cell table:number-columns-repeated="2"/>
        </table:table-row>
        <table:table-row table:style-name="ro1">
          <table:table-cell table:style-name="ce14" office:value-type="string" calcext:value-type="string">
            <text:p>Nom de l’entreprise :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NOM prénom du référent :</text:p>
          </table:table-cell>
          <table:table-cell office:value-type="string" calcext:value-type="string">
            <text:p>LECOQ brian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NOM prénom étudiant 2 :</text:p>
          </table:table-cell>
          <table:table-cell office:value-type="string" calcext:value-type="string">
            <text:p>KRAKOVINSKY 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3 :</text:p>
          </table:table-cell>
          <table:table-cell office:value-type="string" calcext:value-type="string">
            <text:p>LECROSNIER land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4 :</text:p>
          </table:table-cell>
          <table:table-cell office:value-type="string" calcext:value-type="string">
            <text:p>GOSSIAUX—CHOPARD-GUILLAUMOT math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5 :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 GitHub » :</text:p>
          </table:table-cell>
          <table:table-cell office:value-type="string" calcext:value-type="string">
            <text:p><text:a xlink:href="https://github.com/llecrosn/llecrosn.github.io" xlink:type="simple">https://github.com/llecrosn/llecrosn.github.io</text:a> </text:p>
          </table:table-cell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Hub Pages » :</text:p>
          </table:table-cell>
          <table:table-cell office:value-type="string" calcext:value-type="string">
            <text:p><text:a xlink:href="https://llecrosn.github.io/" xlink:type="simple">https://llecrosn.github.io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MENU : <text:s/>(sélection du texte) insertion / hyperlien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URL <text:s/>( sélection du texte ; clic droit éditer l’hyperlien)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Livrable 2 :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Gitlab» :</text:p>
          </table:table-cell>
          <table:table-cell/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lab Pages »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L du projet «Bitbucket»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L du site «Bitbucket Pages » 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13T09:02:22.066329585</meta:creation-date>
    <dc:date>2025-09-11T14:48:04.918282391</dc:date>
    <meta:editing-duration>PT1H8M55S</meta:editing-duration>
    <meta:editing-cycles>17</meta:editing-cycles>
    <meta:generator>LibreOffice/25.2.5.2$Linux_X86_64 LibreOffice_project/fb4792146257752f54eab576deb869869b108571</meta:generator>
    <meta:document-statistic meta:table-count="1" meta:cell-count="29" meta:object-count="0"/>
  </office:meta>
</office:document-meta>
</file>